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4c3a3" officeooo:paragraph-rsid="0024c3a3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8bc6c" officeooo:paragraph-rsid="0028bc6c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weight="normal"/>
    </style:style>
    <style:style style:name="P6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</style:style>
    <style:style style:name="P7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officeooo:paragraph-rsid="001b7770"/>
    </style:style>
    <style:style style:name="P8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officeooo:paragraph-rsid="001dbbd3"/>
    </style:style>
    <style:style style:name="P9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officeooo:paragraph-rsid="00223881"/>
    </style:style>
    <style:style style:name="P10" style:family="paragraph" style:parent-style-name="Text_20_body">
      <style:paragraph-properties fo:margin-top="0cm" fo:margin-bottom="0cm" style:contextual-spacing="false" fo:line-height="179%" fo:text-align="center" style:justify-single-word="false" style:writing-mode="lr-tb"/>
      <style:text-properties fo:font-weight="bold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79%" fo:text-align="justify" style:justify-single-word="false" fo:background-color="transparent" fo:padding="0cm" fo:border="none" style:writing-mode="lr-tb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79%" fo:text-align="justify" style:justify-single-word="false" fo:background-color="transparent" fo:padding="0cm" fo:border="none" style:writing-mode="lr-tb"/>
      <style:text-properties style:use-window-font-color="true" loext:opacity="0%" style:text-underline-style="none" officeooo:rsid="002c313b" officeooo:paragraph-rsid="002c313b"/>
    </style:style>
    <style:style style:name="P14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241fb4" style:text-blinking="false" fo:background-color="transparent" style:font-weight-asian="normal" style:font-weight-complex="normal"/>
    </style:style>
    <style:style style:name="P16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transparent" fo:padding="0cm" fo:border="none" style:writing-mode="lr-tb"/>
    </style:style>
    <style:style style:name="P17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weight="normal" officeooo:paragraph-rsid="00241fb4" style:font-weight-asian="normal" style:font-weight-complex="normal"/>
    </style:style>
    <style:style style:name="P18" style:family="paragraph" style:parent-style-name="Text_20_body">
      <style:paragraph-properties fo:margin-left="1.27cm" fo:margin-right="0cm" fo:text-indent="0cm" style:auto-text-indent="false"/>
    </style:style>
    <style:style style:name="P19" style:family="paragraph" style:parent-style-name="Text_20_body">
      <style:paragraph-properties fo:margin-top="0.423cm" fo:margin-bottom="0.423cm" style:contextual-spacing="false" fo:line-height="179%" fo:text-align="justify" style:justify-single-word="false" style:writing-mode="lr-tb"/>
      <style:text-properties officeooo:paragraph-rsid="001e5a71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officeooo:rsid="001bdf00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a660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777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df00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dbbd3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5a71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c9c3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e864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2388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1155cc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16" style:family="text">
      <style:text-properties fo:font-variant="normal" fo:text-transform="none" fo:color="#1155cc" loext:opacity="100%" style:text-line-through-style="none" style:text-line-through-type="none" style:font-name="Arial" fo:font-size="12pt" fo:font-style="normal" fo:font-weight="normal" style:text-blinking="false" fo:background-color="#ffffff" loext:char-shading-value="0"/>
    </style:style>
    <style:style style:name="T17" style:family="text">
      <style:text-properties fo:font-variant="normal" fo:text-transform="none" style:text-line-through-style="none" style:text-line-through-type="none" style:font-name="Arial" fo:font-size="12pt" fo:font-style="normal" fo:font-weight="normal" style:text-blinking="false" fo:background-color="#ffffff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ee864" fo:background-color="transparent" loext:char-shading-value="0"/>
    </style:style>
    <style:style style:name="T20" style:family="text">
      <style:text-properties fo:font-weight="bold" officeooo:rsid="0025e7df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background-color="transparent" loext:char-shading-value="0"/>
    </style:style>
    <style:style style:name="T22" style:family="text">
      <style:text-properties officeooo:rsid="001bdf00"/>
    </style:style>
    <style:style style:name="T23" style:family="text">
      <style:text-properties officeooo:rsid="0025e7df"/>
    </style:style>
    <style:style style:name="T24" style:family="text">
      <style:text-properties officeooo:rsid="002a82e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b0ae835c-7fff-8158-02b9-d79bbdcfbad6"/><text:span text:style-name="T1">Proyecto de investigación</text:span></text:p>
      <text:p text:style-name="Text_20_body"/>
      <text:p text:style-name="P6"><text:span text:style-name="T3">a). Título: </text:span><text:span text:style-name="T5">Claro</text:span><text:span text:style-name="T4">.</text:span></text:p>
      <text:p text:style-name="Text_20_body"/>
      <text:p text:style-name="P6"><text:span text:style-name="T3">b). Tema de investigación: </text:span><text:span text:style-name="T5">Modelización de una inteligencia artificial que engañe al usuario y su implementación en un videojuego</text:span><text:span text:style-name="T4">.</text:span></text:p>
      <text:p text:style-name="Text_20_body"/>
      <text:p text:style-name="P1">c). Preguntas de investigación.</text:p>
      <text:p text:style-name="Text_20_body"/>
      <text:p text:style-name="P7"><text:span text:style-name="T3">Problema de investigación: </text:span><text:span text:style-name="T4">¿</text:span><text:span text:style-name="T6">Cómo modelar</text:span><text:span text:style-name="T5"> una inteligencia artificial que </text:span><text:span text:style-name="T6">sea capaz de </text:span><text:span text:style-name="T5">engañ</text:span><text:span text:style-name="T6">ar</text:span><text:span text:style-name="T5"> al usuario </text:span><text:span text:style-name="T6">e</text:span><text:span text:style-name="T5"> implementa</text:span><text:span text:style-name="T6">rla</text:span><text:span text:style-name="T5"> en un videojuego</text:span><text:span text:style-name="T4">?</text:span></text:p>
      <text:p text:style-name="Text_20_body"/>
      <text:p text:style-name="P1">Preguntas específicas.</text:p>
      <text:list xml:id="list2666308374" text:style-name="L1">
        <text:list-item>
          <text:p text:style-name="P16"><text:span text:style-name="T4">¿</text:span><text:span text:style-name="T7">Qué modelos y paradigmas de inteligencia artificial existen</text:span><text:span text:style-name="T4">?</text:span></text:p>
        </text:list-item>
        <text:list-item>
          <text:p text:style-name="P16"><text:span text:style-name="T4">¿</text:span><text:span text:style-name="T7">Qué antecedentes existen en inteligencias artificiales diseñadas para engañar</text:span><text:span text:style-name="T4">?</text:span></text:p>
        </text:list-item>
        <text:list-item>
          <text:p text:style-name="P16"><text:span text:style-name="T4">¿</text:span><text:span text:style-name="T7">Qué aportes nos puede brindar la teoría de los juegos para diseñar e implementar tal inteligencia artificial</text:span><text:span text:style-name="T4">?</text:span></text:p>
        </text:list-item>
        <text:list-item>
          <text:p text:style-name="P14">¿<text:span text:style-name="T22">Qué interacciones con el usuario se pueden planificar para que existan soluciones posibles</text:span>?</text:p>
        </text:list-item>
      </text:list>
      <text:p text:style-name="P18"/>
      <text:p text:style-name="P8"><text:span text:style-name="T3">d). Hipótesis de trabajo: </text:span><text:span text:style-name="T8">Para modelar u</text:span><text:span text:style-name="T5">na inteligencia artificial que </text:span><text:span text:style-name="T6">sea capaz de </text:span><text:span text:style-name="T5">engañ</text:span><text:span text:style-name="T6">ar</text:span><text:span text:style-name="T5"> al usuario </text:span><text:span text:style-name="T8">hay que trabajar en base a la teoría de los juegos y el INSERTE PARADIGMA DE IA ACÁ</text:span><text:span text:style-name="T4">.</text:span></text:p>
      <text:p text:style-name="P19"><text:span text:style-name="T4">Unidad de análisis: </text:span><text:span text:style-name="T9">I</text:span><text:span text:style-name="T5">nteligencia artificial</text:span><text:span text:style-name="T4">.</text:span></text:p>
      <text:p text:style-name="P2">Variables:</text:p>
      <text:list xml:id="list2259449454" text:style-name="L2">
        <text:list-item>
          <text:p text:style-name="P11"><text:span text:style-name="T21">Variable dependiente</text:span><text:span text:style-name="T18">: </text:span><text:span text:style-name="T19">Éxito o fracaso del engaño</text:span><text:span text:style-name="T18">.</text:span></text:p>
        </text:list-item>
        <text:list-item>
          <text:p text:style-name="P12"><text:span text:style-name="T13">Variable independiente</text:span><text:span text:style-name="T4">: </text:span><text:span text:style-name="T10">Acciones</text:span><text:span text:style-name="T11"> de la IA</text:span><text:span text:style-name="T4">.</text:span></text:p>
        </text:list-item>
      </text:list>
      <text:p text:style-name="Text_20_body"/>
      <text:p text:style-name="P1"><text:soft-page-break/>e). Objetivos a alcanzar.</text:p>
      <text:p text:style-name="P9"><text:span text:style-name="T3">General:</text:span><text:span text:style-name="T14"> </text:span><text:span text:style-name="T12">Estudiar</text:span><text:span text:style-name="T6"> model</text:span><text:span text:style-name="T12">os y paradigmas de</text:span><text:span text:style-name="T5"> inteligencia artificial que </text:span><text:span text:style-name="T6">sea</text:span><text:span text:style-name="T12">n</text:span><text:span text:style-name="T6"> capa</text:span><text:span text:style-name="T12">ces</text:span><text:span text:style-name="T6"> de </text:span><text:span text:style-name="T5">engañ</text:span><text:span text:style-name="T6">ar</text:span><text:span text:style-name="T5"> al usuario.</text:span></text:p>
      <text:p text:style-name="Text_20_body"/>
      <text:p text:style-name="P5"><text:span text:style-name="T3">Específicos: </text:span></text:p>
      <text:list xml:id="list211746521773317" text:continue-list="list2666308374" text:style-name="L1">
        <text:list-item>
          <text:p text:style-name="P17"><text:span text:style-name="T1">¿</text:span><text:span text:style-name="T2">Qué modelos y paradigmas de inteligencia artificial existen</text:span><text:span text:style-name="T1">?</text:span></text:p>
        </text:list-item>
        <text:list-item>
          <text:p text:style-name="P17"><text:span text:style-name="T1">¿</text:span><text:span text:style-name="T2">Qué antecedentes existen en inteligencias artificiales diseñadas para engañar</text:span><text:span text:style-name="T1">?</text:span></text:p>
        </text:list-item>
        <text:list-item>
          <text:p text:style-name="P17"><text:span text:style-name="T1">¿</text:span><text:span text:style-name="T2">Qué aportes nos puede brindar la teoría de los juegos para diseñar e implementar tal inteligencia artificial</text:span><text:span text:style-name="T1">?</text:span></text:p>
        </text:list-item>
        <text:list-item>
          <text:p text:style-name="P15"><text:span text:style-name="T1">¿</text:span><text:span text:style-name="T22">Qué interacciones con el usuario se pueden planificar para que existan soluciones posibles</text:span><text:span text:style-name="T1">?</text:span></text:p>
        </text:list-item>
      </text:list>
      <text:p text:style-name="Text_20_body"/>
      <text:p text:style-name="P1">f). Marco teórico-conceptual.</text:p>
      <text:p text:style-name="P3">A. Antecedentes y justificación: <text:span text:style-name="T23">Estudios anteriores (lectura de bibliografía) sobre el mismo tema o temas conexos (por ej: teoría de los juegos, IA, Ia y engaño, implementación de esto en vj). </text:span><text:span text:style-name="T20">Justificación: sabiendo bien qué es lo ya se ha hecho, justificar qué hay de nuevo en lo nuestro.</text:span></text:p>
      <text:p text:style-name="P3">B. Marco teórico.</text:p>
      <text:p text:style-name="Text_20_body"/>
      <text:p text:style-name="P1">g). Metodología.</text:p>
      <text:p text:style-name="P4">Los métodos a implementar (están bien estandarizados). Entrevistas, encuestas, analíticas, censos, experimentos, etc. <text:span text:style-name="T24">Qué vas a implementar, cómo, y cómo vas analizar los datos que saques de la implementación de tales herramientas.</text:span></text:p>
      <text:p text:style-name="Text_20_body"/>
      <text:p text:style-name="P1">h). Bibliografía.</text:p>
      <text:list xml:id="list608978534" text:style-name="L3">
        <text:list-header>
          <text:p text:style-name="P13"><text:span text:style-name="T17">Todas las fuentes bibliográficas consultadas para el estudio.</text:span></text:p>
        </text:list-header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20:56:20.378000000</meta:creation-date>
    <dc:date>2021-04-24T21:17:44.310000000</dc:date>
    <meta:editing-duration>PT21M16S</meta:editing-duration>
    <meta:editing-cycles>17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29" meta:word-count="328" meta:character-count="2196" meta:non-whitespace-character-count="1907"/>
  </office:meta>
</office:document-meta>
</file>